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 to make STM32 Project and hold CubeMX alive</text:p>
      <text:p text:style-name="Title"/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1Work<text:tab/>2</text:p>
          <text:p text:style-name="P3">1.1Separate<text:tab/>2</text:p>
          <text:p text:style-name="P3">1.2Reconstruct a Project<text:tab/>2</text:p>
          <text:p text:style-name="P1">2Links<text:tab/>3</text:p>
        </text:index-body>
      </text:table-of-content>
      <text:p text:style-name="Standard"/>
      <text:h text:style-name="P2" text:outline-level="1">Work</text:h>
      <text:h text:style-name="Heading_20_2" text:outline-level="2">Separate</text:h>
      <text:p text:style-name="Text_20_body">Create own Directory</text:p>
      <text:p text:style-name="Text_20_body">appl</text:p>
      <text:p text:style-name="Text_20_body">and put all own sources there.</text:p>
      <text:p text:style-name="Text_20_body"/>
      <text:p text:style-name="Text_20_body"/>
      <text:h text:style-name="Heading_20_2" text:outline-level="2">Reconstruct a Project</text:h>
      <text:p text:style-name="Standard">Create new Project in eclipse</text:p>
      <text:p text:style-name="Standard">Close Eclipse</text:p>
      <text:p text:style-name="Standard">Copy in .ioc File</text:p>
      <text:p text:style-name="Standard">Delete all Lines with</text:p>
      <text:p text:style-name="Standard">ProjectManager.</text:p>
      <text:p text:style-name="Standard"/>
      <text:p text:style-name="Standard">Delete all lines</text:p>
      <text:p text:style-name="Standard"/>
      <text:h text:style-name="P2" text:outline-level="1">Link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0T05:35:52.40</meta:creation-date>
    <meta:generator>OpenOffice/4.1.3$Win32 OpenOffice.org_project/413m1$Build-9783</meta:generator>
    <dc:date>2017-05-10T05:54:00.10</dc:date>
    <meta:editing-duration>PT10M36S</meta:editing-duration>
    <meta:editing-cycles>7</meta:editing-cycles>
    <meta:document-statistic meta:table-count="0" meta:image-count="0" meta:object-count="0" meta:page-count="3" meta:paragraph-count="19" meta:word-count="59" meta:character-count="330"/>
  </office:meta>
</office:document-meta>
</file>